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0ad3" officeooo:paragraph-rsid="00190ad3"/>
    </style:style>
    <style:style style:name="P2" style:family="paragraph" style:parent-style-name="Standard">
      <style:text-properties officeooo:rsid="00195502" officeooo:paragraph-rsid="00195502"/>
    </style:style>
    <style:style style:name="P3" style:family="paragraph" style:parent-style-name="Standard">
      <style:text-properties officeooo:rsid="0019fbfe" officeooo:paragraph-rsid="0019fbfe"/>
    </style:style>
    <style:style style:name="P4" style:family="paragraph" style:parent-style-name="Standard">
      <style:text-properties officeooo:rsid="0019fbfe" officeooo:paragraph-rsid="0019fbfe"/>
    </style:style>
    <style:style style:name="P5" style:family="paragraph" style:parent-style-name="Standard">
      <style:text-properties officeooo:rsid="001c4609" officeooo:paragraph-rsid="001c4609"/>
    </style:style>
    <style:style style:name="P6" style:family="paragraph" style:parent-style-name="Standard">
      <style:text-properties officeooo:rsid="001c4609" officeooo:paragraph-rsid="001fbd44"/>
    </style:style>
    <style:style style:name="P7" style:family="paragraph" style:parent-style-name="Standard">
      <style:text-properties officeooo:paragraph-rsid="001c4609"/>
    </style:style>
    <style:style style:name="P8" style:family="paragraph" style:parent-style-name="Standard">
      <style:text-properties officeooo:paragraph-rsid="001fbd44"/>
    </style:style>
    <style:style style:name="T1" style:family="text">
      <style:text-properties officeooo:rsid="001b3db9"/>
    </style:style>
    <style:style style:name="T2" style:family="text">
      <style:text-properties officeooo:rsid="001c4609"/>
    </style:style>
    <style:style style:name="T3" style:family="text">
      <style:text-properties officeooo:rsid="001fb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ig part of our understanding of climate is driven by the data we can obtain which tells us more about the current state of the climate. <text:s/>There are many variables which one can measure in this regard. <text:s/>For instance we have "station data" from thousands of weather stations around the world. <text:s/>At the very minimum station data tell us temperature, barometric pressure, wind speed and direction and relative humidity. <text:s/>These days many of these data are kept automatically but there are still plenty of stations where a person writes down the data one or more times a day. <text:s/>These are mostly land based stations. </text:p>
      <text:p text:style-name="P1"/>
      <text:p text:style-name="P2">Now we know that almost 2/3 of the Earth's surface is water. <text:s/>There are also sea-based stations in the form of weather bouys. <text:s/>There are thousands of such bouys, some of which are moored in a fixed position and others which move around over time, following the currents. <text:s/>In addition to air and water (surface) temperature, barometric pressure and wind information they also measure wave heights, direction and speed. <text:s/>Many bouys are designed to collect data and upload it via satellite.</text:p>
      <text:p text:style-name="P2"/>
      <text:p text:style-name="P3">There are also satellites which measure climate data. <text:s/>There are dozens of such satellites which measure a wide variety of quantities. <text:s/>Many of these satellites are in so-called "Sun Synchronous" orbits. <text:s/>These are <text:span text:style-name="T1">nearly </text:span>polar orbits where the satellite always crosses the equator at the same "Solar" time each <text:span text:style-name="T2">orbit</text:span>. <text:s/>The advantage of a Sun Synchronous orbit is that the satellite passes over every point on the Earth's surface every few days. <text:s/><text:span text:style-name="T1">Another important advantage is that the satellite maintains a constant angle to the Sun making it easier to have consistent observations. <text:s/></text:span></text:p>
      <text:p text:style-name="P3"/>
      <text:p text:style-name="P5">There are three important data sets which are updated on a regular basis and published. <text:s/>These track the temperature and help us to see how temperatures are rising overall. <text:s/>The abbreviations used are GISTEMP, HADCRUT and NOAA.</text:p>
      <text:p text:style-name="P5"/>
      <text:p text:style-name="P8"><text:span text:style-name="T3">To discuss these data sets it is important to first define the idea of anomaly. <text:s/>It doesn't make much sense to study the actual average temperature of the Earth's surface. <text:s/>For instance, the average temperature of Fairbanks AK and Honolulu, HI doesn't tell us much. <text:s/>Instead, they take a baseline temperature for each station and ask how much the current temperature has changed from that baseline. <text:s/>This change is the anomaly. <text:s text:c="2"/>It does make sense to talk about the average anomaly over a wide variety of different stations. <text:s/>Each of the major temperature data sets do report average anomaly rather than actual average temperature.</text:span></text:p>
      <text:p text:style-name="P6"/>
      <text:p text:style-name="P7"><text:span text:style-name="T2">GISTEMP is an acronym for "</text:span>The NASA GISS Surface Temperature Analysis<text:span text:style-name="T2">", <text:s/>GISS is the Goddard Institute for Space Studies which is located at Columbia University in New York City. <text:s/>GISTEMP uses station data as described above to produce consistent regular reports of the global average temperature anomaly. 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5:53:46.384636662</meta:creation-date>
    <dc:date>2019-11-26T09:04:50.701266973</dc:date>
    <meta:editing-duration>PT10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67" meta:character-count="2849" meta:non-whitespace-character-count="2358"/>
  </office:meta>
</office:document-meta>
</file>